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1*"/>
    </style:style>
    <style:style style:name="Table4.B" style:family="table-column">
      <style:table-column-properties style:column-width="1.836cm" style:rel-column-width="4093*"/>
    </style:style>
    <style:style style:name="Table4.C" style:family="table-column">
      <style:table-column-properties style:column-width="22.996cm" style:rel-column-width="51264*"/>
    </style:style>
    <style:style style:name="Table4.D" style:family="table-column">
      <style:table-column-properties style:column-width="1.586cm" style:rel-column-width="353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9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2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3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5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6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7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8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9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2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3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4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5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9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0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1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2" style:family="paragraph" style:parent-style-name="Table_20_Contents"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4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5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9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0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1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2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3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4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5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6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7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8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9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70" style:family="paragraph" style:parent-style-name="Table_20_Contents">
      <style:text-properties style:font-name="Arial" fo:font-size="12pt" officeooo:rsid="006f7207" officeooo:paragraph-rsid="006f7207" style:font-size-asian="12pt" style:font-size-complex="12pt"/>
    </style:style>
    <style:style style:name="P71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2" style:family="paragraph" style:parent-style-name="Preformatted_20_Text">
      <style:text-properties officeooo:paragraph-rsid="0070ec44"/>
    </style:style>
    <style:style style:name="P73" style:family="paragraph" style:parent-style-name="Standard">
      <style:text-properties style:font-name="Arial" fo:font-size="12pt" officeooo:rsid="007205a9" officeooo:paragraph-rsid="007205a9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8fb81"/>
    </style:style>
    <style:style style:name="T4" style:family="text">
      <style:text-properties officeooo:rsid="0039d865"/>
    </style:style>
    <style:style style:name="T5" style:family="text">
      <style:text-properties officeooo:rsid="003c9156"/>
    </style:style>
    <style:style style:name="T6" style:family="text">
      <style:text-properties officeooo:rsid="00446271"/>
    </style:style>
    <style:style style:name="T7" style:family="text">
      <style:text-properties officeooo:rsid="004656cd"/>
    </style:style>
    <style:style style:name="T8" style:family="text">
      <style:text-properties officeooo:rsid="0058458f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70ec44" style:font-size-asian="12pt" style:font-size-complex="12pt"/>
    </style:style>
    <style:style style:name="T11" style:family="text">
      <style:text-properties officeooo:rsid="005f1276"/>
    </style:style>
    <style:style style:name="T12" style:family="text">
      <style:text-properties officeooo:rsid="00693d5d"/>
    </style:style>
    <style:style style:name="T13" style:family="text">
      <style:text-properties officeooo:rsid="006c1016"/>
    </style:style>
    <style:style style:name="T14" style:family="text">
      <style:text-properties officeooo:rsid="006c2984"/>
    </style:style>
    <style:style style:name="T15" style:family="text">
      <style:text-properties officeooo:rsid="006cd72a"/>
    </style:style>
    <style:style style:name="T1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Homelab</text:p>
      <text:p text:style-name="P16"/>
      <text:p text:style-name="P2"><text:span text:style-name="Source_20_Text"><text:span text:style-name="T9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3">Freebsd</text:p>
            <text:p text:style-name="P73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2">Update the system</text:p>
          </table:table-cell>
          <table:table-cell table:style-name="Table2.C2" office:value-type="string">
            <text:p text:style-name="P72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0">Add to sudo</text:p>
          </table:table-cell>
          <table:table-cell table:style-name="Table2.C2" office:value-type="string">
            <text:p text:style-name="P1"><text:span text:style-name="Source_20_Text"><text:span text:style-name="T16"/></text:span></text:p>
            <text:p text:style-name="P1"><text:span text:style-name="Source_20_Text"><text:span text:style-name="T9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<text:span text:style-name="T13">13</text:span></text:p>
          </table:table-cell>
          <table:table-cell table:style-name="Table3.A2" office:value-type="string">
            <text:p text:style-name="P5">192.168.1.1<text:span text:style-name="T13">0</text:span></text:p>
          </table:table-cell>
          <table:table-cell table:style-name="Table3.A1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3">13</text:span></text:p>
          </table:table-cell>
          <table:table-cell table:style-name="Table3.A3" office:value-type="string">
            <text:p text:style-name="P5">192.168.1.1<text:span text:style-name="T12">2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68">livebox<text:span text:style-name="T13">13</text:span></text:p>
          </table:table-cell>
          <table:table-cell table:style-name="Table3.A3" office:value-type="string">
            <text:p text:style-name="P6">192.168.1.1<text:span text:style-name="T12">2</text:span></text:p>
          </table:table-cell>
          <table:table-cell table:style-name="Table3.C3" office:value-type="string">
            <text:p text:style-name="P15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24">status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virtio</text:p>
          </table:table-cell>
          <table:table-cell table:style-name="Table4.A2" office:value-type="string">
            <text:p text:style-name="P30">Benchmark virto to virtio, jail to jail, vm to vm , <text:span text:style-name="T1">bonded virtio?</text:span>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7">iperf<text:span text:style-name="T8">3</text:span></text:p>
          </table:table-cell>
          <table:table-cell table:style-name="Table4.A2" office:value-type="string">
            <text:p text:style-name="P47">Network benchmark/testing </text:p>
            <text:p text:style-name="P48">1. internal network</text:p>
            <text:p text:style-name="P48">2. one card</text:p>
            <text:p text:style-name="P48">3. bonded cards</text:p>
            <text:p text:style-name="P48">4. different settings</text:p>
            <text:p text:style-name="P48"/>
            <text:p text:style-name="P48">iperf3 -c 10.0.0.11</text:p>
            <text:p text:style-name="P48">iperf3 -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<text:span text:style-name="T15">Ip </text:span>alias</text:p>
          </table:table-cell>
          <table:table-cell table:style-name="Table4.A2" office:value-type="string">
            <text:p text:style-name="P49">How many network alias on a network card? <text:span text:style-name="T14">How does it work?</text:span></text:p>
            <text:p text:style-name="P49">https://en.wikipedia.org/wiki/IP_aliasing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storage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??</text:p>
          </table:table-cell>
          <table:table-cell table:style-name="Table4.A2" office:value-type="string">
            <text:p text:style-name="P50">Test all file system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usb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51">usb3</text:p>
          </table:table-cell>
          <table:table-cell table:style-name="Table4.A2" office:value-type="string">
            <text:p text:style-name="P51">How many devices can be attache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6">boot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66">ram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46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5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32">Application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bg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hcp(v6)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n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f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m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r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ld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g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qt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spf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o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nc/rp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s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m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nm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sh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elne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ls/ssl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xm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Transpor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t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u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dc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sc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rsv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qui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Interne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4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cm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n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en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pse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table:number-rows-spanned="11" office:value-type="string">
            <text:p text:style-name="P41"/>
          </table:table-cell>
          <table:table-cell table:style-name="Table1.A2" table:number-rows-spanned="7" office:value-type="string">
            <text:p text:style-name="P28">arp</text:p>
          </table:table-cell>
          <table:table-cell table:style-name="Table1.A2" office:value-type="string">
            <text:p text:style-name="P53">How does it work:</text:p>
            <text:p text:style-name="P69"/>
          </table:table-cell>
          <table:table-cell table:style-name="Table1.A2" table:number-columns-spanned="2" office:value-type="string">
            <text:p text:style-name="P54">In a network its possible that the same mac address is used, how to detect</text:p>
            <text:p text:style-name="P55">Without an ip address, arp packets cant be sent? <text:span text:style-name="T2">Lowest <text:s/>level, data is sent using mac address details</text:span></text:p>
            <text:p text:style-name="P56">ping uses arp </text:p>
            <text:p text:style-name="P57">can have duplicate mac addesses and ips (arp watch) <text:span text:style-name="T5">DMAD request</text:span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How is it configured: </text:p>
          </table:table-cell>
          <table:table-cell table:style-name="Table1.A2" table:number-columns-spanned="2" office:value-type="string">
            <text:p text:style-name="P58"/>
          </table:table-cell>
          <table:covered-table-cell/>
          <table:table-cell table:style-name="Table1.F2" office:value-type="string">
            <text:p text:style-name="P5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Benchmarks:</text:p>
          </table:table-cell>
          <table:table-cell table:style-name="Table1.A2" table:number-columns-spanned="2" office:value-type="string">
            <text:p text:style-name="P59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How to test/bugs:</text:p>
          </table:table-cell>
          <table:table-cell table:style-name="Table1.A2" table:number-columns-spanned="2" office:value-type="string">
            <text:p text:style-name="P60">‘<text:span text:style-name="T6">a</text:span>rping’ from the ports</text:p>
            <text:p text:style-name="P60">‘<text:span text:style-name="T7">scapy’ with ‘python’</text:span></text:p>
            <text:p text:style-name="P61">create a ‘10.x.x.x’ network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References:</text:p>
            <text:p text:style-name="P43"/>
            <text:p text:style-name="P42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9">https://en.wikipedia.org/wiki/Address_Resolution_Protocol</text:span></text:a></text:p>
            <text:p text:style-name="P63">rarp was replaced by bootp <text:span text:style-name="T3">and dhcp, it is not used now. </text:span><text:span text:style-name="T4">Rarp needed a server on each network</text:span></text:p>
            <text:p text:style-name="P64">it is vunerable to ‘man in the middle’ attacks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Notes:</text:p>
          </table:table-cell>
          <table:table-cell table:style-name="Table1.A2" table:number-columns-spanned="2" office:value-type="string">
            <text:p text:style-name="P44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table:number-columns-spanned="2" office:value-type="string">
            <text:p text:style-name="P52"><text:s/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tunnel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p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ma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1T07:13:41.212000000</dc:date>
    <meta:editing-duration>P1DT2H30M59S</meta:editing-duration>
    <meta:editing-cycles>86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1" meta:word-count="265" meta:character-count="1567" meta:non-whitespace-character-count="1402"/>
  </office:meta>
</office:document-meta>
</file>